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bc6" officeooo:paragraph-rsid="001cabc6"/>
    </style:style>
    <style:style style:name="P2" style:family="paragraph" style:parent-style-name="Standard">
      <style:text-properties officeooo:rsid="001cabc6" officeooo:paragraph-rsid="00200d1c"/>
    </style:style>
    <style:style style:name="P3" style:family="paragraph" style:parent-style-name="Standard">
      <style:text-properties officeooo:rsid="001cabc6" officeooo:paragraph-rsid="0025f232"/>
    </style:style>
    <style:style style:name="P4" style:family="paragraph" style:parent-style-name="Standard">
      <style:text-properties officeooo:rsid="00200d1c" officeooo:paragraph-rsid="00200d1c"/>
    </style:style>
    <style:style style:name="P5" style:family="paragraph" style:parent-style-name="Standard">
      <style:text-properties officeooo:rsid="00200d1c" officeooo:paragraph-rsid="00239797"/>
    </style:style>
    <style:style style:name="T1" style:family="text">
      <style:text-properties officeooo:rsid="001e5195"/>
    </style:style>
    <style:style style:name="T2" style:family="text">
      <style:text-properties officeooo:rsid="00200d1c"/>
    </style:style>
    <style:style style:name="T3" style:family="text">
      <style:text-properties officeooo:rsid="00231c82"/>
    </style:style>
    <style:style style:name="T4" style:family="text">
      <style:text-properties officeooo:rsid="00239797"/>
    </style:style>
    <style:style style:name="T5" style:family="text">
      <style:text-properties officeooo:rsid="00269140"/>
    </style:style>
    <style:style style:name="T6" style:family="text">
      <style:text-properties officeooo:rsid="0028700f"/>
    </style:style>
    <style:style style:name="T7" style:family="text">
      <style:text-properties officeooo:rsid="002bd2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visualization is intended to inform its audience which of the 6 selected cities is best suited for someone prone to Seasonal Affective Disorder (SAD). To address <text:span text:style-name="T1">t</text:span>his question, the provide<text:span text:style-name="T1">d</text:span> dataset was altered in <text:span text:style-name="T2">3</text:span> ways. <text:span text:style-name="T1">Firstly, latitude is implicitly captured in the </text:span><text:span text:style-name="T4">relative </text:span><text:span text:style-name="T1">varia</text:span><text:span text:style-name="T4">tion</text:span><text:span text:style-name="T1"> of monthly sunshine (and therefore redundant for this </text:span><text:span text:style-name="T4">visualization</text:span><text:span text:style-name="T1">) and longitude is irrelevant as per Mayo Clinic’s article on SAD </text:span><text:span text:style-name="T4">(1)</text:span><text:span text:style-name="T1">, thus both were omitted from the visualization. Secondly, the mean monthly sunshine was binned based on the 4 nearest months to each solstice (May-Aug</text:span><text:span text:style-name="T4">ust</text:span><text:span text:style-name="T1"> for “summer”, Nov</text:span><text:span text:style-name="T4">ember</text:span><text:span text:style-name="T1">-Feb</text:span><text:span text:style-name="T4">ruary</text:span><text:span text:style-name="T1"> for “winter”). Mayo Clinic defines two distinct variations of SAD corresponding to the times of year with the highest and lowest sunlight; display</text:span><text:span text:style-name="T2">ing</text:span><text:span text:style-name="T1"> data </text:span><text:span text:style-name="T2">in aggregate and in only</text:span><text:span text:style-name="T1"> these bins ensures relevance </text:span><text:span text:style-name="T2">to the guiding question. Although this aggregation </text:span><text:span text:style-name="T4">of highly-relevant data </text:span><text:span text:style-name="T2">and exclusion </text:span><text:span text:style-name="T4">of the rest </text:span><text:span text:style-name="T2">obscures some </text:span><text:span text:style-name="T4">detail and potentially </text:span><text:span text:style-name="T2">relevant information, I determined this presentation to be </text:span><text:span text:style-name="T4">the optimal </text:span><text:span text:style-name="T2">effective</text:span><text:span text:style-name="T4">ness-expressiveness trade-off </text:span><text:span text:style-name="T2">as the </text:span><text:span text:style-name="T4">reduced clutter greatly improves effectiveness while retaining the most </text:span><text:span text:style-name="T2">relevant information </text:span><text:span text:style-name="T4">for the question</text:span><text:span text:style-name="T2">. Finally, since major depressive disorder and bipolar disorder are the most significant risk factors --alongside sunlight exposure-- for SAD, the CDC’s most recent suicide statistics by state (2) were included to capture th</text:span><text:span text:style-name="T4">eir contribution to answering the guiding question</text:span><text:span text:style-name="T2">. The intent is for the viewer to assess each city’s suitability based on how each risk factor for SAD affects them proportionally. </text:span><text:span text:style-name="T4">For instance, if a viewer believes a general predisposition to mental illness and low sunlight are less significant than high sunlight for their SAD, their answer to the question would be primarily based on lengths of the orange bars.</text:span></text:p>
      <text:p text:style-name="P2"/>
      <text:p text:style-name="P5">The visualization design itself is a concatenation of two horizontal bar graphs along alphabetically-organized city names. I determined this ordering for the vertical axis to be the least arbitrary as the data presented is 3-dimensional and objectively nominal by city: each individual viewer will have different orderings for “best”. <text:span text:style-name="T4">Hence, treating city names as ordinal through alphabetization slightly improves navigability. </text:span>The horizontal axis of each bar graph represents a distinct quantitative measure, hence <text:span text:style-name="T4">at least </text:span>two graphs are needed to avoid a cluttered and <text:span text:style-name="T5">a </text:span>potentially <text:span text:style-name="T4">inexpressive</text:span> layered <text:span text:style-name="T4">or stacked </text:span>plot. <text:span text:style-name="T4">A grouped bar graph for the sunshine data was selected to implicitly encode summer-winter differences –a factor which may influence one’s answer to the guiding question. </text:span><text:span text:style-name="T3">Horizontal sub-graphs were selected as opposed to vertical so the resulting concatenation’s aspect ratio is better suited </text:span><text:span text:style-name="T4">to</text:span><text:span text:style-name="T3"> a typical 16:10 display. </text:span>A legend was included in lieu of axis labels for seasons to minimize <text:span text:style-name="T4">labeling repetitiveness and descriptive redundancy, leaving more visual space for the data itself.</text:span></text:p>
      <text:p text:style-name="P2"/>
      <text:p text:style-name="P5">Visual encoding<text:span text:style-name="T3">s</text:span> were selected based on Mackinlay’s effectiveness rankings. <text:span text:style-name="T3">The end position </text:span><text:span text:style-name="T4">(horizontal) </text:span><text:span text:style-name="T3">and length of each bar corresponds to the quantitative measures of interest for each city, which I determined to be </text:span><text:span text:style-name="T4">among the</text:span><text:span text:style-name="T3"> most important elements. </text:span><text:span text:style-name="T4">Since these measures are being used to compare the nominal city names, I deemed these equally important and accordingly assigned the orthogonal position dimension. Within the sunshine plot, both relative position and colour encode the nominal season bins. The specific position state (the longer “summer” on top) was chosen by subjective visual framing preference, whereas the colours are typically associated with the variable names. I deemed this redundancy necessary as colouring greatly improves the speed of interpretation, and therefore effectiveness, and random relative positioning </text:span><text:span text:style-name="T6">would </text:span><text:span text:style-name="T4">actively detract </text:span><text:span text:style-name="T6">from it. </text:span><text:span text:style-name="T4">The colour of the left plot was chose subjectively as it serves no encoding purpose.</text:span></text:p>
      <text:p text:style-name="P1"/>
      <text:p text:style-name="P4">(1) <text:a xlink:type="simple" xlink:href="https://www.mayoclinic.org/diseases-conditions/seasonal-affective-disorder/symptoms-causes/syc-20364651#:~:text=In%20most%20cases%2C%20seasonal%20affective,begin%20in%20spring%20or%20summer" text:style-name="Internet_20_link" text:visited-style-name="Visited_20_Internet_20_Link">https://www.mayoclinic.org/diseases-conditions/seasonal-affective-disorder/symptoms-causes/syc-20364651#:~:text=In%20most%20cases%2C%20seasonal%20affective,begin%20in%20spring%20or%20summer</text:a>.</text:p>
      <text:p text:style-name="P4"/>
      <text:p text:style-name="P4">(2) <text:a xlink:type="simple" xlink:href="https://www.cdc.gov/suicide/suicide-rates-by-state.html" text:style-name="Internet_20_link" text:visited-style-name="Visited_20_Internet_20_Link">https://www.cdc.gov/suicide/suicide-rates-by-state.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3:09:33.208619213</meta:creation-date>
    <meta:generator>LibreOffice/7.4.2.3$Linux_X86_64 LibreOffice_project/40$Build-3</meta:generator>
    <dc:date>2023-04-04T14:02:55.194658723</dc:date>
    <meta:editing-duration>PT23H22M</meta:editing-duration>
    <meta:editing-cycles>9</meta:editing-cycles>
    <meta:document-statistic meta:table-count="0" meta:image-count="0" meta:object-count="0" meta:page-count="1" meta:paragraph-count="5" meta:word-count="587" meta:character-count="4157" meta:non-whitespace-character-count="3576"/>
  </office:meta>
</office:document-meta>
</file>